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1.99pt"/>
    </style:style>
    <style:style style:name="co2" style:family="table-column">
      <style:table-column-properties fo:break-before="auto" style:column-width="187.8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72pt"/>
    </style:style>
    <style:style style:name="co5" style:family="table-column">
      <style:table-column-properties fo:break-before="auto" style:column-width="80.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7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Sub Command (if applicable)</text:p>
          </table:table-cell>
          <table:table-cell table:style-name="ce3" office:value-type="string" calcext:value-type="string" table:number-columns-spanned="3" table:number-rows-spanned="1">
            <text:p>Arguments</text:p>
          </table:table-cell>
          <table:covered-table-cell table:style-name="ce4"/>
          <table:covered-table-cell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Color [color]</text:p>
          </table:table-cell>
          <table:table-cell office:value-type="string" calcext:value-type="string">
            <text:p>Opacity</text:p>
          </table:table-cell>
          <table:table-cell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olorkey [color]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offset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x [offset,float]</text:p>
          </table:table-cell>
          <table:table-cell office:value-type="string" calcext:value-type="string">
            <text:p>y [offset,float]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speed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x [factor,float]</text:p>
          </table:table-cell>
          <table:table-cell office:value-type="string" calcext:value-type="string">
            <text:p>y [factor,float]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[entrance]</text:p>
          </table:table-cell>
          <table:table-cell office:value-type="string" calcext:value-type="string">
            <text:p>x [offset,int]</text:p>
          </table:table-cell>
          <table:table-cell office:value-type="string" calcext:value-type="string">
            <text:p>y [offset,int]</text:p>
          </table:table-cell>
          <table:table-cell/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music 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Loop Pos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music play</text:p>
          </table:table-cell>
          <table:table-cell office:value-type="string" calcext:value-type="string">
            <text:p>Loop Pos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phas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 table:number-columns-spanned="2" table:number-rows-spanned="1">
            <text:p>Standard Args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color</text:p>
          </table:table-cell>
          <table:table-cell office:value-type="string" calcext:value-type="string">
            <text:p>HTML notation (ex: #ff0000 for red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phase</text:p>
          </table:table-cell>
          <table:table-cell office:value-type="string" calcext:value-type="string">
            <text:p>0 for the original track; 1+ for alterna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ance</text:p>
          </table:table-cell>
          <table:table-cell office:value-type="string" calcext:value-type="string">
            <text:p>-1 for main, 0+ for sub entrance #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ctor</text:p>
          </table:table-cell>
          <table:table-cell office:value-type="string" calcext:value-type="string">
            <text:p>Percent of a speed / 100 (ie, 0.5→50%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Found in images/backgrou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0 &amp; 1 right n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p pos</text:p>
          </table:table-cell>
          <table:table-cell office:value-type="string" calcext:value-type="string">
            <text:p>0.0 for the beginning of a tr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Tiles (relative to level origi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acity</text:p>
          </table:table-cell>
          <table:table-cell office:value-type="string" calcext:value-type="string">
            <text:p>0-255 (0 = invisible, 255 = opaqu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0-12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6">00/00/0000</text:date>, <text:time style:data-style-name="N2" text:time-value="17:03:15.1233060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02:54:03.949539700</meta:creation-date>
    <meta:generator>LibreOffice/5.1.2.2$Linux_x86 LibreOffice_project/10m0$Build-2</meta:generator>
    <dc:date>2019-06-16T17:13:07.477088553</dc:date>
    <meta:editing-duration>PT32M14S</meta:editing-duration>
    <meta:editing-cycles>31</meta:editing-cycles>
    <meta:document-statistic meta:table-count="1" meta:cell-count="57" meta:object-count="0"/>
  </office:meta>
</office:document-meta>
</file>